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</style:style>
    <style:style style:name="P11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6" style:family="text">
      <style:text-properties fo:color="#cc9900" style:font-name="Tahoma" fo:font-size="9pt" style:font-size-asian="9pt" style:font-name-complex="Tahoma" style:font-size-complex="9pt"/>
    </style:style>
    <style:style style:name="T7" style:family="text">
      <style:text-properties fo:color="#800000" fo:font-size="12pt" style:font-size-asian="12pt"/>
    </style:style>
    <style:style style:name="T8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%#include </text:span><text:span text:style-name="T11">enTetesDecisionRFM</text:span><text:span text:style-name="T10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5">A adresser à</text:span><text:span text:style-name="T6"> :</text:span></text:p>
          </table:table-cell>
          <table:table-cell table:style-name="Table1.B1" office:value-type="string">
            <text:p text:style-name="P3"><text:span text:style-name="T3">CMS </text:span><text:span text:style-name="T4">de</text:span><text:span text:style-name="T3"> …</text:span></text:p>
            <text:p text:style-name="P4"/>
            <text:p text:style-name="P5"/>
            <text:p text:style-name="P4"/>
          </table:table-cell>
        </table:table-row>
      </table:table>
      <text:p text:style-name="P2"/>
      <text:p text:style-name="P2"/>
      <text:p text:style-name="P9">%=OBJET=%</text:p>
      <text:p text:style-name="P2"/>
      <text:p text:style-name="P2"/>
      <text:p text:style-name="P6">%=TITRE=%</text:p>
      <text:p text:style-name="P6"/>
      <text:p text:style-name="P6">%=FICHE=%</text:p>
      <text:p text:style-name="P6"/>
      <text:p text:style-name="P6">%=ADRESSE=%</text:p>
      <text:p text:style-name="P6"/>
      <text:p text:style-name="P6"/>
      <text:p text:style-name="P6"/>
      <text:p text:style-name="P6"/>
      <text:p text:style-name="P6">%=DETERMINATION=%</text:p>
      <text:p text:style-name="P6"/>
      <text:p text:style-name="P7">%=SALUTATIONS=%</text:p>
      <text:p text:style-name="P6"/>
      <text:p text:style-name="P6"/>
      <text:p text:style-name="P8"><text:span text:style-name="T7"><text:tab/></text:span><text:span text:style-name="T8">%#</text:span><text:span text:style-name="T9">include <text:s/>signatureRFM</text:span><text:span text:style-name="T8">#%</text:span></text:p>
      <text:p text:style-name="P6"/>
      <text:p text:style-name="P6"/>
      <text:p text:style-name="P11"><text:span text:style-name="T2">%=ANNEXE=%</text:span><text:span text:style-name="T1"><text:tab/>:<text:tab/>%=MENTIONNE=%</text:span></text:p>
      <text:p text:style-name="P10"><text:span text:style-name="T2">%=COPIE=%</text:span><text:span text:style-name="T1"><text:tab/>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36:00</meta:creation-date>
    <dc:creator>Mike Boillat</dc:creator>
    <dc:date>2012-02-23T16:00:36</dc:date>
    <meta:print-date>2009-06-15T13:48:00</meta:print-date>
    <meta:editing-cycles>8</meta:editing-cycles>
    <meta:editing-duration>PT1H26M2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42384576</meta:user-defined>
    <meta:document-statistic meta:table-count="1" meta:image-count="0" meta:object-count="0" meta:page-count="1" meta:paragraph-count="12" meta:word-count="20" meta:character-count="198"/>
  </office:meta>
</office:document-meta>
</file>